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69.66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, putt inn timene du brukte på å fikse checkbox her</text:p>
          </table:table-cell>
          <table:table-cell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kset så items blir pusha fra shoppinglist til fridgelist, og slettet etterpå. + små bug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 etter metoder for å hente ut dato som Date. Prøvde Calendar o.l, endte opp med SimpleDateFormat + sortering m.m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23:59:11.086605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8-10-19T15:59:58Z</meta:creation-date>
    <dc:date>2018-11-19T00:00:41.024626163</dc:date>
    <meta:editing-cycles>20</meta:editing-cycles>
    <meta:editing-duration>PT2H41M39S</meta:editing-duration>
    <meta:document-statistic meta:table-count="1" meta:cell-count="102" meta:object-count="0"/>
  </office:meta>
</office:document-meta>
</file>